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50.71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ka</text:p>
          </table:table-cell>
          <table:table-cell office:value-type="string">
            <text:p>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ka</text:p>
          </table:table-cell>
          <table:table-cell office:value-type="string">
            <text:p>არ 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ka</text:p>
          </table:table-cell>
          <table:table-cell office:value-type="string">
            <text:p>იწყ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ka</text:p>
          </table:table-cell>
          <table:table-cell office:value-type="string">
            <text:p>მთავრდ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ka</text:p>
          </table:table-cell>
          <table:table-cell office:value-type="string">
            <text:p>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ka</text:p>
          </table:table-cell>
          <table:table-cell office:value-type="string">
            <text:p>არ 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ka</text:p>
          </table:table-cell>
          <table:table-cell office:value-type="string">
            <text:p>იწყ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ka</text:p>
          </table:table-cell>
          <table:table-cell office:value-type="string">
            <text:p>მთავრდ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ka</text:p>
          </table:table-cell>
          <table:table-cell office:value-type="string">
            <text:p>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ka</text:p>
          </table:table-cell>
          <table:table-cell office:value-type="string">
            <text:p>არ 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ka</text:p>
          </table:table-cell>
          <table:table-cell office:value-type="string">
            <text:p>იწყ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ka</text:p>
          </table:table-cell>
          <table:table-cell office:value-type="string">
            <text:p>მთავრდ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ka</text:p>
          </table:table-cell>
          <table:table-cell office:value-type="string">
            <text:p>~შენიშვნის ჩამატ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ka</text:p>
          </table:table-cell>
          <table:table-cell office:value-type="string">
            <text:p>~ბუნებრივი დახარისხების ჩართვა</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ka</text:p>
          </table:table-cell>
          <table:table-cell office:value-type="string">
            <text:p>~გრაფიკის შენახვა...</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ka</text:p>
          </table:table-cell>
          <table:table-cell office:value-type="string">
            <text:p>\&lt;bookmark_value\&gt;დახარისხება; მონაცემთა ბაზის რანგის პარამეტრები\&lt;/bookmark_value\&gt;\&lt;bookmark_value\&gt;დახარისხება;აზიური ენები\&lt;/bookmark_value\&gt;\&lt;bookmark_value\&gt;აზიური ენები;დახარისხება\&lt;/bookmark_value\&gt;\&lt;bookmark_value\&gt;სატელეფონო წიგნის დახარისხების წესები\&lt;/bookmark_value\&gt;\&lt;bookmark_value\&gt;ბუნებრივი დახარისხების ალგორითმი\&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ka</text:p>
          </table:table-cell>
          <table:table-cell office:value-type="string">
            <text:p>ბუნებრივი სორტირების ჩართვა</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ka</text:p>
          </table:table-cell>
          <table:table-cell office:value-type="string">
            <text:p>\&lt;ahelp hid=\"SC:CHECKBOX:RID_SCPAGE_SORT_OPTIONS:BTN_NATURALSORT\"\&gt;ბუნებრივი სორტირება ხდება ალგორითმით, რომელიც რომელიც ტექსტურ პრეფიქსიანი რიცხვების სორტირებას აწარმოებს თითოეულ სორტირებულ რიცხვში რიცხვითი ელემენტის მნიშვნელობის მიხედვით, ნაცვლად ჩვეულებრივი სტრიქონების სორტირების ტრადიციული წესისა.\&lt;/ahelp\&gt; მაგალითად, დავუშვათ გაქვთ მნიშვნელობათა სერია A1, A2, A3, A4, A5, A6, ..., A19, A20, A21. ამ მნიშვნელობების უჯრათა რანგში ჩასმისას და სორტირებისას იგი გარდაიქმნება შემდეგნაირად, A1, A11, A12, A13, ..., A19, A2, A20, A21, A3, A4, A5, ..., A9. მათთვის, ვინც სორტიერების შიდა მექანიზმს ხვდება, ეს წესი სავსებით მისაღებია, მაშინ როცა უმრავლესობისთვის სრულიად უცნაური, თუ მიუღებელი არა. ბუნებრივი სორტირების ჩართვისას, ზემოთ მოყვანილი მნიშვნელობები "მართებულად" დალაგდება, რაც ზოგადად აუმჯობესებს და მოსახერხებელს ხდის სორტირებას.</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ka</text:p>
          </table:table-cell>
          <table:table-cell office:value-type="string">
            <text:p>დამხმარე ხელსაწყოები</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ka</text:p>
          </table:table-cell>
          <table:table-cell office:value-type="string">
            <text:p>%PRODUCTNAME სასარგებლო დამხმარე ხელსაწყოები გალერეის, თარგების, სანიმუშო დოკუმენტებისა და სხვადასხვა შრიფტების ჩათვლით.</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ka</text:p>
          </table:table-cell>
          <table:table-cell office:value-type="string">
            <text:p>გალერე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ka</text:p>
          </table:table-cell>
          <table:table-cell office:value-type="string">
            <text:p>%PRODUCTNAME გალერეა სხვადასხვა თემებში 2900 ელემენტზე მეტს შეიცავს.</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ka</text:p>
          </table:table-cell>
          <table:table-cell office:value-type="string">
            <text:p>თარგები</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ka</text:p>
          </table:table-cell>
          <table:table-cell office:value-type="string">
            <text:p>შექმენით სრულყოფილი დოკუმენტები წამებში თარგების გამოყენებით.</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ka</text:p>
          </table:table-cell>
          <table:table-cell office:value-type="string">
            <text:p>დოკუმენტების ნიმუშები</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ka</text:p>
          </table:table-cell>
          <table:table-cell office:value-type="string">
            <text:p>დოკუმენტების ნიმუშები სასწავლად გამოგადგებათ.</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ka</text:p>
          </table:table-cell>
          <table:table-cell office:value-type="string">
            <text:p>დოკუმენტაცი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ka</text:p>
          </table:table-cell>
          <table:table-cell office:value-type="string">
            <text:p>%PRODUCTNAME დოკუმენტაცი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ka</text:p>
          </table:table-cell>
          <table:table-cell office:value-type="string">
            <text:p>რეკლამ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ka</text:p>
          </table:table-cell>
          <table:table-cell office:value-type="string">
            <text:p>%PRODUCTNAME სარეკლამო მასალ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ka</text:p>
          </table:table-cell>
          <table:table-cell office:value-type="string">
            <text:p>შრიფტები</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ka</text:p>
          </table:table-cell>
          <table:table-cell office:value-type="string">
            <text:p>დამატებითი შრიფტები %PRODUCTNAME და სხვა პროგრამებისთვის.</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ka</text:p>
          </table:table-cell>
          <table:table-cell office:value-type="string">
            <text:p>SVG იმპორტი</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ka</text:p>
          </table:table-cell>
          <table:table-cell office:value-type="string">
            <text:p>SVG იმპორტის მხარდაჭერა</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მომხმარებლის სახელმძღვანელო</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ka</text:p>
          </table:table-cell>
          <table:table-cell office:value-type="string">
            <text:p>პროგრამის აგებაში წვლილი მიუძღვის OxygenOffice გუნდს. მადლობებისთვის მოინახულეთ: <text:a xlink:href="http://www.openoffice.org/welcome/credits.html">http://www.openoffice.org/welcome/credits.html</text:a></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წკიპურტები</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ამობრუნებული კუბი</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მბრუნავი წრეები</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სპირალი</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ჩაბრუნებული კუბი</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ჩავარდნა</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მოტრიალება</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table:style-name="ce1" office:value-type="string">
            <text:p>ირისი</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პირქვე</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როქირება</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ვენეციელი ბრმები 3D მართობული</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ვენეციელი ბრმები 3D განივი</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სტატიკური</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გაზავება</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ბადის ხაზების გადართვა მიმდინარე ფურცლისთვის</text:p>
          </table:table-cell>
          <table:table-cell table:number-columns-repeated="3"/>
          <table:table-cell table:style-name="ce2"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ka</text:p>
          </table:table-cell>
          <table:table-cell office:value-type="string">
            <text:p>ოპტიმიზაციის ამომხსნელ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ka</text:p>
          </table:table-cell>
          <table:table-cell office:value-type="string">
            <text:p>მოდელ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ka</text:p>
          </table:table-cell>
          <table:table-cell office:value-type="string">
            <text:p>სამიზნე</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ka</text:p>
          </table:table-cell>
          <table:table-cell office:value-type="string">
            <text:p>მიზან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ka</text:p>
          </table:table-cell>
          <table:table-cell office:value-type="string">
            <text:p>მაქსიმიზებ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ka</text:p>
          </table:table-cell>
          <table:table-cell office:value-type="string">
            <text:p>მინიმიზებ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ka</text:p>
          </table:table-cell>
          <table:table-cell office:value-type="string">
            <text:p>უჯრების შეცვლით</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ka</text:p>
          </table:table-cell>
          <table:table-cell office:value-type="string">
            <text:p>განსაზღვრის ობიექტ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ka</text:p>
          </table:table-cell>
          <table:table-cell office:value-type="string">
            <text:p>განსაზღვრულ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ka</text:p>
          </table:table-cell>
          <table:table-cell office:value-type="string">
            <text:p>უჯრის დამოწმებ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ka</text:p>
          </table:table-cell>
          <table:table-cell office:value-type="string">
            <text:p>განსაზღვრულ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ka</text:p>
          </table:table-cell>
          <table:table-cell office:value-type="string">
            <text:p>დიახ</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ka</text:p>
          </table:table-cell>
          <table:table-cell office:value-type="string">
            <text:p>გაუქმებ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ka</text:p>
          </table:table-cell>
          <table:table-cell office:value-type="string">
            <text:p>დამოწმებული დიაპაზონი განსაზღვრულს არ შეესაბამებ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ka</text:p>
          </table:table-cell>
          <table:table-cell office:value-type="string">
            <text:p>დამატებ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ka</text:p>
          </table:table-cell>
          <table:table-cell office:value-type="string">
            <text:p>შეცვლ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ka</text:p>
          </table:table-cell>
          <table:table-cell office:value-type="string">
            <text:p>წაშლ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ka</text:p>
          </table:table-cell>
          <table:table-cell office:value-type="string">
            <text:p>ამოხსნ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ka</text:p>
          </table:table-cell>
          <table:table-cell office:value-type="string">
            <text:p>განულებ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ka</text:p>
          </table:table-cell>
          <table:table-cell office:value-type="string">
            <text:p>პარამეტრებ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ka</text:p>
          </table:table-cell>
          <table:table-cell office:value-type="string">
            <text:p>შენახვ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ka</text:p>
          </table:table-cell>
          <table:table-cell office:value-type="string">
            <text:p>ჩატვირთვ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ka</text:p>
          </table:table-cell>
          <table:table-cell office:value-type="string">
            <text:p>დახურვ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ka</text:p>
          </table:table-cell>
          <table:table-cell office:value-type="string">
            <text:p>ამოხსნა ვერ მოიძებნ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ka</text:p>
          </table:table-cell>
          <table:table-cell office:value-type="string">
            <text:p>ამოხსნა მოიძებნ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ka</text:p>
          </table:table-cell>
          <table:table-cell office:value-type="string">
            <text:p>უჯრების გეომეტრია განსხვავდებ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ka</text:p>
          </table:table-cell>
          <table:table-cell office:value-type="string">
            <text:p>იტერაციების მაქსიმუმი მიღწეული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ka</text:p>
          </table:table-cell>
          <table:table-cell office:value-type="string">
            <text:p>სტანდარტული გამონაკლის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ka</text:p>
          </table:table-cell>
          <table:table-cell office:value-type="string">
            <text:p>იტერაციის ვადა გავიდ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ka</text:p>
          </table:table-cell>
          <table:table-cell office:value-type="string">
            <text:p>მიზანი არ მითითებულ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ka</text:p>
          </table:table-cell>
          <table:table-cell office:value-type="string">
            <text:p>პარამეტრებ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ka</text:p>
          </table:table-cell>
          <table:table-cell office:value-type="string">
            <text:p>წრფივი მოდელი ნაგულისხმებად</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ka</text:p>
          </table:table-cell>
          <table:table-cell office:value-type="string">
            <text:p>მხოლოდ დადებითი მნიშვნელობებ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ka</text:p>
          </table:table-cell>
          <table:table-cell office:value-type="string">
            <text:p>მხოლოდ მთელი მნიშვნელობებ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ka</text:p>
          </table:table-cell>
          <table:table-cell office:value-type="string">
            <text:p>ამომხსნელ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ka</text:p>
          </table:table-cell>
          <table:table-cell office:value-type="string">
            <text:p>ამომხსნელი</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6">2008.03.16</text:date>, <text:time>08:59:45</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33:30</meta:creation-date>
    <dc:creator>AgentK</dc:creator>
    <dc:date>2008-03-16T08:59:45</dc:date>
    <meta:editing-cycles>5</meta:editing-cycles>
    <meta:editing-duration>PT23M52S</meta:editing-duration>
    <meta:user-defined meta:name="Info 1"/>
    <meta:user-defined meta:name="Info 2"/>
    <meta:user-defined meta:name="Info 3"/>
    <meta:user-defined meta:name="Info 4"/>
    <meta:document-statistic meta:table-count="1" meta:cell-count="1636"/>
  </office:meta>
</office:document-meta>
</file>